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ke création PDF</text:p>
      <text:p text:style-name="Standard"/>
      <text:p text:style-name="Standard"/>
      <text:p text:style-name="Standard"/>
      <text:p text:style-name="Standard"><text:a xlink:type="simple" xlink:href="https://www.livedocx.com/user/account_registration.aspx">Inscription à livedocx.com</text:a> </text:p>
      <text:p text:style-name="P1">User:ErwanD</text:p>
      <text:p text:style-name="P1">Password : online1ld</text:p>
      <text:p text:style-name="P1">Email : <text:a xlink:type="simple" xlink:href="mailto:erwan.dagorn@gmail.com">erwan.dagorn@gmail.com</text:a></text:p>
      <text:p text:style-name="P1"/>
      <text:p text:style-name="P1"/>
      <text:p text:style-name="P2">Création d'un template : </text:p>
      <text:p text:style-name="P2">Exemple : pack.rtf.</text:p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wand </meta:initial-creator>
    <meta:creation-date>2011-10-26T09:00:04</meta:creation-date>
    <meta:document-statistic meta:table-count="0" meta:image-count="0" meta:object-count="0" meta:page-count="1" meta:paragraph-count="7" meta:word-count="20" meta:character-count="148"/>
    <dc:date>2011-10-26T09:49:36</dc:date>
    <dc:creator>erwand </dc:creator>
    <meta:editing-duration>PT49M34S</meta:editing-duration>
    <meta:editing-cycles>1</meta:editing-cycles>
    <meta:generator>LibreOffice/3.3$Linux LibreOffice_project/330m19$Build-401</meta:generator>
  </office:meta>
</office:document-meta>
</file>